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61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15.603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12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.894cm" fo:break-before="auto" style:use-optimal-row-height="false"/>
    </style:style>
    <style:style style:name="ro3" style:family="table-row">
      <style:table-row-properties style:row-height="2.10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fo:color="#00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аналогичные сайты</text:p>
          </table:table-cell>
          <table:table-cell table:style-name="ce1" office:value-type="string" calcext:value-type="string">
            <text:p>описание</text:p>
          </table:table-cell>
          <table:table-cell table:style-name="ce5" office:value-type="string" calcext:value-type="string">
            <text:p>Функции</text:p>
          </table:table-cell>
          <table:table-cell table:style-name="ce5" office:value-type="string" calcext:value-type="string">
            <text:p>цена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<text:a xlink:href="https://uehat/" xlink:type="simple">https://uehat</text:a></text:span><text:span text:style-name="T2">.com/</text:span></text:p>
          </table:table-cell>
          <table:table-cell table:style-name="ce3" office:value-type="string" calcext:value-type="string">
            <text:p>Можно получить помощь по переезду </text:p>
            <text:p>в другую страну и получить помощь в </text:p>
            <text:p>дальнейшем проживании в другой стране</text:p>
          </table:table-cell>
          <table:table-cell table:style-name="ce11" office:value-type="string" calcext:value-type="string">
            <text:p>1. Регистрация/Войти</text:p>
            <text:p>2. Функция выставления анкет</text:p>
          </table:table-cell>
          <table:table-cell office:value-type="string" calcext:value-type="string">
            <text:p>Бесплатно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2"><text:a xlink:href="https://bazar.club/" xlink:type="simple">https://bazar.club/</text:a></text:span></text:p>
          </table:table-cell>
          <table:table-cell office:value-type="string" calcext:value-type="string">
            <text:p>Можно найти различную помощь по типу </text:p>
            <text:p>аренда житья, можно найти работника который </text:p>
            <text:p>Сделает работу за вас</text:p>
          </table:table-cell>
          <table:table-cell office:value-type="string" calcext:value-type="string">
            <text:p>1. Регистрация/Войти</text:p>
            <text:p>2. Функция выставления анкет с указанием цены</text:p>
          </table:table-cell>
          <table:table-cell office:value-type="string" calcext:value-type="string">
            <text:p>Можно указать</text:p>
            <text:p>Свою сумму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3"><text:a xlink:href="https://dobro.ru/" xlink:type="simple">https://dobro.ru/</text:a></text:span></text:p>
          </table:table-cell>
          <table:table-cell office:value-type="string" calcext:value-type="string">
            <text:p>Хочу помочь другому человеку</text:p>
            <text:p>Например, помочь собрать мебель, </text:p>
            <text:p>проконсультировать кого-то по своей </text:p>
            <text:p>специальности, настроить компьютер.</text:p>
          </table:table-cell>
          <table:table-cell office:value-type="string" calcext:value-type="string">
            <text:p><text:span text:style-name="T4">1. Регистрация/Войти</text:span></text:p>
            <text:p><text:span text:style-name="T4">2. Функция выставления анкет</text:span></text:p>
            <text:p><text:span text:style-name="T5">3. Система достижений за выполнение заданий</text:span></text:p>
          </table:table-cell>
          <table:table-cell office:value-type="string" calcext:value-type="string">
            <text:p>Бесплатно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0:00:52.924133953</meta:creation-date>
    <dc:date>2023-09-21T09:41:25.869349319</dc:date>
    <meta:editing-duration>PT15M17S</meta:editing-duration>
    <meta:editing-cycles>7</meta:editing-cycles>
    <meta:generator>LibreOffice/7.3.7.2$Linux_X86_64 LibreOffice_project/30$Build-2</meta:generator>
    <meta:document-statistic meta:table-count="1" meta:cell-count="16" meta:object-count="0"/>
  </office:meta>
</office:document-meta>
</file>